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1706143" text:style-name="L1">
        <text:list-item>
          <text:p text:style-name="P1">&lt;!DOCTYPE html&gt;</text:p>
        </text:list-item>
        <text:list-item>
          <text:p text:style-name="P1">&lt;html&gt;</text:p>
        </text:list-item>
        <text:list-item>
          <text:p text:style-name="P1">&lt;body </text:p>
        </text:list-item>
        <text:list-item>
          <text:p text:style-name="P1">&lt;p1 style=background:yellow&gt;&lt;/p1&gt;</text:p>
        </text:list-item>
        <text:list-item>
          <text:p text:style-name="P1">&lt;h1 style=color:red&gt;Serviços e Produtos da empresa X&lt;/h1&gt;</text:p>
        </text:list-item>
        <text:list-item>
          <text:p text:style-name="P1">Agora você terá a possibilidade de escolher o que melhor lhe atende:&lt;/p1&gt;</text:p>
        </text:list-item>
        <text:list-item>
          <text:p text:style-name="P1">&lt;form action="/action_page.php" id="form1"&gt;</text:p>
        </text:list-item>
        <text:list-item>
          <text:p text:style-name="P1"><text:s text:c="2"/>&lt;label style=color:yellow;background:black for="fname"&gt;Serviço:&lt;/label&gt;</text:p>
        </text:list-item>
        <text:list-item>
          <text:p text:style-name="P1"><text:s text:c="3"/>&lt;select id="serviços" name="serviços"&gt;</text:p>
        </text:list-item>
        <text:list-item>
          <text:p text:style-name="P1"><text:s text:c="2"/>&lt;option value="Cabelereiro"&gt;Cabelereiro&lt;/option&gt;</text:p>
        </text:list-item>
        <text:list-item>
          <text:p text:style-name="P1"><text:s text:c="2"/>&lt;option value="Massoterapia"&gt;Massoterapia&lt;/option&gt;</text:p>
        </text:list-item>
        <text:list-item>
          <text:p text:style-name="P1"><text:s text:c="2"/>&lt;option value="Manicure"&gt;Manicure&lt;/option&gt;</text:p>
        </text:list-item>
        <text:list-item>
          <text:p text:style-name="P1"><text:s text:c="2"/>&lt;option value="Pedicure"&gt;Pedicure&lt;/option&gt;</text:p>
        </text:list-item>
        <text:list-item>
          <text:p text:style-name="P1">&lt;/select&gt;</text:p>
        </text:list-item>
        <text:list-item>
          <text:p text:style-name="P1"><text:s text:c="2"/>&lt;input type="submit" value="Envie"&gt;&lt;/br&gt;&lt;/br&gt;&lt;/br&gt;</text:p>
        </text:list-item>
        <text:list-item>
          <text:p text:style-name="P1"><text:s/>&lt;/form&gt;</text:p>
        </text:list-item>
        <text:list-item>
          <text:p text:style-name="P1">&lt;p style=color:black;background:yellow&gt;Ou escolher um de nossos produtos:&lt;/p&gt;</text:p>
        </text:list-item>
        <text:list-item>
          <text:p text:style-name="P1">&lt;label style=color:yellow;background:black for="lname"&gt;Produto:&lt;/label&gt;</text:p>
        </text:list-item>
        <text:list-item>
          <text:p text:style-name="P1">&lt;select id="produtos" name="produtos" size="4" multiple&gt;</text:p>
        </text:list-item>
        <text:list-item>
          <text:p text:style-name="P1"><text:s text:c="2"/>&lt;option value="Caixa de decoração - R$25,00"&gt;Caixa de decoração - R$25,00&lt;/option&gt;</text:p>
        </text:list-item>
        <text:list-item>
          <text:p text:style-name="P1"><text:s text:c="2"/>&lt;option value="Pacote de roscas - R$20,00"&gt;Pacote de roscas - R$20,00&lt;/option&gt;</text:p>
        </text:list-item>
        <text:list-item>
          <text:p text:style-name="P1"><text:s text:c="2"/>&lt;option value="T-Shirts - R$45,00"&gt;T-Shirts - R$45,00&lt;/option&gt;</text:p>
        </text:list-item>
        <text:list-item>
          <text:p text:style-name="P1">&lt;/select&gt;&lt;/br&gt;</text:p>
        </text:list-item>
        <text:list-item>
          <text:p text:style-name="P1"><text:s/>&lt;input type="submit" value="Envie"&gt;&lt;/br&gt;&lt;/br&gt;&lt;/br&gt;</text:p>
        </text:list-item>
        <text:list-item>
          <text:p text:style-name="P1">&lt;p1 style=color:black;background:yellow&gt; Agora nos ajude dando sugestões de serviços e produtos para oferecer:&lt;form&gt;</text:p>
        </text:list-item>
        <text:list-item>
          <text:p text:style-name="P1"><text:s text:c="2"/>&lt;input type="radio" id="Saúde e Beleza" name="fav_language" value="Saúde e Beleza"&gt;</text:p>
        </text:list-item>
        <text:list-item>
          <text:p text:style-name="P1"><text:s text:c="2"/>&lt;label for="Saúde e Beleza"&gt;Saúde e Beleza&lt;/label&gt;&lt;br&gt;</text:p>
        </text:list-item>
        <text:list-item>
          <text:p text:style-name="P1"><text:s text:c="2"/>&lt;input type="radio" id="Alimentícios" name="fav_language" value="Alimentícios"&gt;</text:p>
        </text:list-item>
        <text:list-item>
          <text:p text:style-name="P1"><text:s text:c="2"/>&lt;label for="Alimentícios"&gt;Alimentícios&lt;/label&gt;&lt;br&gt;</text:p>
        </text:list-item>
        <text:list-item>
          <text:p text:style-name="P1"><text:s text:c="3"/>&lt;input type="radio" id="Cursos" name="fav_language" value="Cursos"&gt;</text:p>
        </text:list-item>
        <text:list-item>
          <text:p text:style-name="P1"><text:s text:c="2"/>&lt;label for="Cursos"&gt;Cursos&lt;/label&gt;</text:p>
        </text:list-item>
        <text:list-item>
          <text:p text:style-name="P1">&lt;/form&gt; </text:p>
        </text:list-item>
        <text:list-item>
          <text:p text:style-name="P1"><text:s/>&lt;input type="submit" value="Envie"&gt;</text:p>
        </text:list-item>
        <text:list-item>
          <text:p text:style-name="P1"><text:s/>&lt;/form&gt;&lt;/br&gt;</text:p>
        </text:list-item>
        <text:list-item>
          <text:p text:style-name="P1"><text:s/>&lt;/br&gt;</text:p>
        </text:list-item>
        <text:list-item>
          <text:p text:style-name="P1"><text:s/>&lt;/br&gt;</text:p>
        </text:list-item>
        <text:list-item>
          <text:p text:style-name="P1"><text:s/>&lt;p1&gt; Não te atendeu?&lt;/p1&gt;</text:p>
        </text:list-item>
        <text:list-item>
          <text:p text:style-name="P1"><text:s/>&lt;form action="/action_page.php"&gt;</text:p>
        </text:list-item>
        <text:list-item>
          <text:p text:style-name="P1"><text:s text:c="2"/>&lt;label for="fname"&gt;Mande sua sugestão de Serviço:&lt;/label&gt;&lt;br&gt;</text:p>
        </text:list-item>
        <text:list-item>
          <text:p text:style-name="P1"><text:s text:c="2"/>&lt;input type="text" id="fname" name="fname" size="50"&gt;&lt;br&gt;</text:p>
        </text:list-item>
        <text:list-item>
          <text:p text:style-name="P1"><text:s text:c="2"/>&lt;label for="pin"&gt;Mande sua sugestão de Produto:&lt;/label&gt;&lt;br&gt;</text:p>
        </text:list-item>
        <text:list-item>
          <text:p text:style-name="P1"><text:s text:c="2"/>&lt;input type="text" id="pin" name="pin" maxlength="50" size="50"&gt;&lt;br&gt;</text:p>
        </text:list-item>
        <text:list-item>
          <text:p text:style-name="P1"><text:s text:c="2"/>&lt;input type="submit" value="Submit"&gt;</text:p>
        </text:list-item>
        <text:list-item>
          <text:p text:style-name="P1">&lt;/form&gt;</text:p>
        </text:list-item>
        <text:list-item>
          <text:p text:style-name="P1">&lt;/body&gt;</text:p>
        </text:list-item>
        <text:list-item>
          <text:p text:style-name="P1">&lt;/html&gt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0:35:02.096175052</meta:creation-date>
    <dc:date>2025-11-12T10:35:35.911238464</dc:date>
    <meta:editing-duration>PT35S</meta:editing-duration>
    <meta:editing-cycles>1</meta:editing-cycles>
    <meta:document-statistic meta:table-count="0" meta:image-count="0" meta:object-count="0" meta:page-count="1" meta:paragraph-count="46" meta:word-count="222" meta:character-count="2168" meta:non-whitespace-character-count="1984"/>
    <meta:generator>LibreOffice/7.3.7.2$Linux_X86_64 LibreOffice_project/30$Build-2</meta:generator>
  </office:meta>
</office:document-meta>
</file>